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URE MURILLO EUDOCIA RO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68126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251528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URE MURILLO, EUDOCIA RO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68126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251528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5115876</text:p>
          </table:table-cell>
          <table:table-cell table:style-name="Tabla2.D3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1:28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